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72a19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82135664" text:id="ct10610288213566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84166880" text:id="ct10610288416688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84178320" text:id="ct10610288417832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6102882135664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84166880"/><text:change-start text:change-id="ct106102884178320"/>Version History<text:change-end text:change-id="ct10610288417832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8:50.333286244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4.2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14S</meta:editing-duration>
    <meta:generator>LibreOffice/4.4.0.3$MacOSX_X86_64 LibreOffice_project/de093506bcdc5fafd9023ee680b8c60e3e0645d7</meta:generator>
    <dc:date>2015-02-18T19:28:50.236796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7" meta:non-whitespace-character-count="397"/>
  </office:meta>
</office:document-meta>
</file>